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HDF5</text:span></text:h>
      <text:list text:style-name="L1">
        <text:list-item>
          <text:p text:style-name="P3"><text:span text:style-name="Strong_20_Emphasis">Description</text:span>: HDF5 (Hierarchical Data Format version 5) is a file format and set of tools for managing complex data. It is widely used in scientific computing for large datasets, supporting hierarchical data storage (e.g., datasets within groups).</text:p>
        </text:list-item>
        <text:list-item>
          <text:p text:style-name="P3"><text:span text:style-name="Strong_20_Emphasis">Use Case</text:span>: Ideal for structured, multi-dimensional data, like genomic data matrices, where high I/O performance is needed.</text:p>
        </text:list-item>
        <text:list-item>
          <text:p text:style-name="P2"><text:span text:style-name="Strong_20_Emphasis">Python Library</text:span>: The <text:span text:style-name="Source_20_Text">h5py</text:span> library is commonly used to work with HDF5 in Python.</text:p>
        </text:list-item>
      </text:list>
      <text:p text:style-name="Text_20_body"><text:span text:style-name="Strong_20_Emphasis">Installation</text:span>:</text:p>
      <text:p text:style-name="P1">bash</text:p>
      <text:p text:style-name="Standard"># Core Genomic and Cheminformatics Libraries</text:p>
      <text:p text:style-name="Standard">conda install -c conda-forge h5py zarr rdkit biopython scikit-allel openbabel</text:p>
      <text:p text:style-name="Standard"/>
      <text:p text:style-name="Standard"># Additional libraries</text:p>
      <text:p text:style-name="Standard">pip install deepchem cbioportal-api chembl-webresource-client pymol-bundle</text:p>
      <text:p text:style-name="Standard"/>
      <text:p text:style-name="Standard">2. Data Storage with HDF5 and Zarr</text:p>
      <text:p text:style-name="Standard"/>
      <text:p text:style-name="Standard">HDF5 - For structured, hierarchical storage and local I/O needs, such as storing cancer genomic data matrices:</text:p>
      <text:p text:style-name="Standard"/>
      <text:p text:style-name="Standard">python</text:p>
      <text:p text:style-name="Standard"/>
      <text:p text:style-name="Standard">import h5py</text:p>
      <text:p text:style-name="Standard">import numpy as np</text:p>
      <text:p text:style-name="Standard"/>
      <text:p text:style-name="Standard"># Create and store a genomic dataset in HDF5 format</text:p>
      <text:p text:style-name="Standard">with h5py.File('genomic_data.h5', 'w') as f:</text:p>
      <text:p text:style-name="Standard"><text:s text:c="4"/>f.create_dataset('cancer_genomic_matrix', data=np.random.rand(100, 100))</text:p>
      <text:p text:style-name="Standard"/>
      <text:p text:style-name="Standard">Zarr - For large, distributed, or cloud-based storage solutions, like storing large-scale genomic data:</text:p>
      <text:p text:style-name="Standard"/>
      <text:p text:style-name="Standard">python</text:p>
      <text:p text:style-name="Standard"/>
      <text:p text:style-name="Standard">import zarr</text:p>
      <text:p text:style-name="Standard">z = zarr.open('genomic_data.zarr', mode='w', shape=(1000, 1000), chunks=(100, 100))</text:p>
      <text:p text:style-name="Standard">z[:] = np.random.rand(1000, 1000)</text:p>
      <text:p text:style-name="Standard"/>
      <text:p text:style-name="Standard">3. Genomic Data Analysis</text:p>
      <text:p text:style-name="Standard"/>
      <text:p text:style-name="Standard"><text:s text:c="4"/>BioPython - For handling and analyzing cancer-related DNA, RNA, and protein sequences.</text:p>
      <text:p text:style-name="Standard"/>
      <text:p text:style-name="Standard"><text:s text:c="4"/>python</text:p>
      <text:p text:style-name="Standard"/>
      <text:p text:style-name="Standard">from Bio import SeqIO</text:p>
      <text:p text:style-name="Standard">for record in SeqIO.parse("cancer_sequences.fasta", "fasta"):</text:p>
      <text:p text:style-name="Standard"><text:soft-page-break/><text:s text:c="4"/>print(record.id, record.seq)</text:p>
      <text:p text:style-name="Standard"/>
      <text:p text:style-name="Standard">cBioPortal API - Retrieve cancer-specific genomic data from cBioPortal:</text:p>
      <text:p text:style-name="Standard"/>
      <text:p text:style-name="Standard">python</text:p>
      <text:p text:style-name="Standard"/>
      <text:p text:style-name="Standard">from cbioportal import ApiClient, StudiesApi</text:p>
      <text:p text:style-name="Standard">client = ApiClient()</text:p>
      <text:p text:style-name="Standard">studies_api = StudiesApi(client)</text:p>
      <text:p text:style-name="Standard">studies = studies_api.get_all_studies()</text:p>
      <text:p text:style-name="Standard">for study in studies:</text:p>
      <text:p text:style-name="Standard"><text:s text:c="4"/>print(study.study_id, study.name)</text:p>
      <text:p text:style-name="Standard"/>
      <text:p text:style-name="Standard">scikit-allel - For variant analysis and mutation identification in cancer research:</text:p>
      <text:p text:style-name="Standard"/>
      <text:p text:style-name="Standard">python</text:p>
      <text:p text:style-name="Standard"/>
      <text:p text:style-name="Standard"><text:s text:c="4"/>import allel</text:p>
      <text:p text:style-name="Standard"><text:s text:c="4"/>genotypes = allel.read_vcf('cancer_variants.vcf')</text:p>
      <text:p text:style-name="Standard"><text:s text:c="4"/>print(genotypes['variants/CHROM'])</text:p>
      <text:p text:style-name="Standard"/>
      <text:p text:style-name="Standard">4. Cheminformatics and Drug Discovery Tools</text:p>
      <text:p text:style-name="Standard"/>
      <text:p text:style-name="Standard"><text:s text:c="4"/>RDKit - For molecular manipulation and drug-likeness calculations:</text:p>
      <text:p text:style-name="Standard"/>
      <text:p text:style-name="Standard"><text:s text:c="4"/>python</text:p>
      <text:p text:style-name="Standard"/>
      <text:p text:style-name="Standard">from rdkit import Chem</text:p>
      <text:p text:style-name="Standard">from rdkit.Chem import Descriptors</text:p>
      <text:p text:style-name="Standard"/>
      <text:p text:style-name="Standard">mol = Chem.MolFromSmiles("CCO")</text:p>
      <text:p text:style-name="Standard">print(Descriptors.MolWt(mol))</text:p>
      <text:p text:style-name="Standard"/>
      <text:p text:style-name="Standard">DeepChem - For machine learning and deep learning in molecular property prediction:</text:p>
      <text:p text:style-name="Standard"/>
      <text:p text:style-name="Standard">python</text:p>
      <text:p text:style-name="Standard"/>
      <text:p text:style-name="Standard">import deepchem as dc</text:p>
      <text:p text:style-name="Standard">dataset = dc.data.DiskDataset("path/to/dataset")</text:p>
      <text:p text:style-name="Standard"/>
      <text:p text:style-name="Standard">PyMOL - Visualize cancer-related protein mutations or drug interactions:</text:p>
      <text:p text:style-name="Standard"/>
      <text:p text:style-name="Standard">bash</text:p>
      <text:p text:style-name="Standard"/>
      <text:p text:style-name="Standard"><text:s text:c="4"/>pymol protein_structure.pdb</text:p>
      <text:p text:style-name="Standard"/>
      <text:p text:style-name="Standard">5. Data Integration and Analysis</text:p>
      <text:p text:style-name="Standard"/>
      <text:p text:style-name="Standard"><text:s text:c="4"/>Integrate data from HDF5/Zarr with analytical results from cheminformatics/genomics libraries.</text:p>
      <text:p text:style-name="Standard"><text:soft-page-break/><text:s text:c="4"/>Store processed genomic and cheminformatics data back to HDF5 or Zarr for efficient retrieval and scalability in future analyses.</text:p>
      <text:p text:style-name="Standard"/>
      <text:p text:style-name="Standard">6. Additional Tips for Scaling and Storage Optimization</text:p>
      <text:p text:style-name="Standard"/>
      <text:p text:style-name="Standard"><text:s text:c="4"/>Use Zarr for parallel or cloud storage if handling terabyte-scale datasets.</text:p>
      <text:p text:style-name="Standard"><text:s text:c="4"/>Use HDF5 when working with structured, hierarchical datasets that benefit from local I/O.<text:line-break/><text:line-break/>Workflow 1: <text:span text:style-name="Strong_20_Emphasis">Chemical Informatics Workflow with HDF5, RDKit, and DeepChem</text:span></text:p>
      <text:p text:style-name="Text_20_body">This workflow leverages HDF5 for structured data storage, RDKit for cheminformatics processing, and DeepChem for machine learning predictions in drug discovery.</text:p>
      <text:h text:style-name="Heading_20_4" text:outline-level="4">1. <text:span text:style-name="Strong_20_Emphasis">Setup and Environment Preparation</text:span></text:h>
      <text:list text:style-name="L2">
        <text:list-item>
          <text:p text:style-name="P4">Install the necessary libraries for chemical informatics.</text:p>
        </text:list-item>
      </text:list>
      <text:p text:style-name="P1">bash</text:p>
      <text:p text:style-name="Standard">conda create -n chem_env python=3.8</text:p>
      <text:p text:style-name="Standard">conda activate chem_env</text:p>
      <text:p text:style-name="Standard">conda install -c conda-forge h5py rdkit</text:p>
      <text:p text:style-name="Standard">pip install deepchem</text:p>
      <text:p text:style-name="Standard"/>
      <text:p text:style-name="Standard">2. Chemical Data Storage with HDF5</text:p>
      <text:p text:style-name="Standard"/>
      <text:p text:style-name="Standard">Use HDF5 to store chemical structures and associated descriptors for easy retrieval and analysis.</text:p>
      <text:p text:style-name="Standard"/>
      <text:p text:style-name="Standard">python</text:p>
      <text:p text:style-name="Standard"/>
      <text:p text:style-name="Standard">import h5py</text:p>
      <text:p text:style-name="Standard">import numpy as np</text:p>
      <text:p text:style-name="Standard">from rdkit import Chem</text:p>
      <text:p text:style-name="Standard">from rdkit.Chem import Descriptors</text:p>
      <text:p text:style-name="Standard"/>
      <text:p text:style-name="Standard"># Create HDF5 file</text:p>
      <text:p text:style-name="Standard">with h5py.File('chemical_data.h5', 'w') as f:</text:p>
      <text:p text:style-name="Standard"><text:s text:c="4"/># Store molecular weights of random SMILES strings</text:p>
      <text:p text:style-name="Standard"><text:s text:c="4"/>smiles = ["CCO", "CCN", "CCC"]</text:p>
      <text:p text:style-name="Standard"><text:s text:c="4"/>weights = [Descriptors.MolWt(Chem.MolFromSmiles(s)) for s in smiles]</text:p>
      <text:p text:style-name="Standard"><text:s text:c="4"/>f.create_dataset('mol_weights', data=weights)</text:p>
      <text:p text:style-name="Standard"/>
      <text:p text:style-name="Standard">3. Cheminformatics Analysis with RDKit</text:p>
      <text:p text:style-name="Standard"/>
      <text:p text:style-name="Standard"><text:s text:c="4"/>Calculate molecular descriptors and store them in HDF5 for machine learning applications.</text:p>
      <text:p text:style-name="Standard"/>
      <text:p text:style-name="Standard">python</text:p>
      <text:p text:style-name="Standard"/>
      <text:p text:style-name="Standard">from rdkit.Chem import rdMolDescriptors</text:p>
      <text:p text:style-name="Standard"/>
      <text:p text:style-name="Standard"><text:soft-page-break/># Generate descriptors</text:p>
      <text:p text:style-name="Standard">descriptors = [rdMolDescriptors.CalcExactMolWt(Chem.MolFromSmiles(s)) for s in smiles]</text:p>
      <text:p text:style-name="Standard">print("Descriptors:", descriptors)</text:p>
      <text:p text:style-name="Standard"/>
      <text:p text:style-name="Standard">4. Drug-Property Prediction with DeepChem</text:p>
      <text:p text:style-name="Standard"/>
      <text:p text:style-name="Standard"><text:s text:c="4"/>Load molecular data from HDF5 and use DeepChem for predictive modeling.</text:p>
      <text:p text:style-name="Standard"/>
      <text:p text:style-name="Standard">python</text:p>
      <text:p text:style-name="Standard"/>
      <text:p text:style-name="Standard">import deepchem as dc</text:p>
      <text:p text:style-name="Standard"/>
      <text:p text:style-name="Standard"># Load dataset and apply a model</text:p>
      <text:p text:style-name="Standard">dataset = dc.data.NumpyDataset(X=np.array(descriptors))</text:p>
      <text:p text:style-name="Standard">model = dc.models.GraphConvModel(n_tasks=1, mode='regression')</text:p>
      <text:p text:style-name="Standard">model.fit(dataset)</text:p>
      <text:p text:style-name="Standard"/>
      <text:p text:style-name="Standard">Workflow 2: Genomic Informatics Workflow with Zarr, BioPython, and scikit-allel</text:p>
      <text:p text:style-name="Standard"/>
      <text:p text:style-name="Standard">This workflow uses Zarr for large-scale genomic data storage, BioPython for sequence handling, and scikit-allel for variant analysis.</text:p>
      <text:p text:style-name="Standard">1. Setup and Environment Preparation</text:p>
      <text:p text:style-name="Standard"/>
      <text:p text:style-name="Standard"><text:s text:c="4"/>Install the necessary libraries for genomic informatics.</text:p>
      <text:p text:style-name="Standard"/>
      <text:p text:style-name="Standard">bash</text:p>
      <text:p text:style-name="Standard"/>
      <text:p text:style-name="Standard">conda create -n genomics_env python=3.8</text:p>
      <text:p text:style-name="Standard">conda activate genomics_env</text:p>
      <text:p text:style-name="Standard">conda install -c conda-forge zarr biopython scikit-allel</text:p>
      <text:p text:style-name="Standard"/>
      <text:p text:style-name="Standard">2. Genomic Data Storage with Zarr</text:p>
      <text:p text:style-name="Standard"/>
      <text:p text:style-name="Standard"><text:s text:c="4"/>Use Zarr for scalable storage of genomic data, which can handle large arrays and work well with cloud-based systems.</text:p>
      <text:p text:style-name="Standard"/>
      <text:p text:style-name="Standard">python</text:p>
      <text:p text:style-name="Standard"/>
      <text:p text:style-name="Standard">import zarr</text:p>
      <text:p text:style-name="Standard">import numpy as np</text:p>
      <text:p text:style-name="Standard"/>
      <text:p text:style-name="Standard"># Create Zarr array to store large genomic datasets</text:p>
      <text:p text:style-name="Standard">z = zarr.open('genomic_data.zarr', mode='w', shape=(1000, 1000), chunks=(100, 100))</text:p>
      <text:p text:style-name="Standard">z[:] = np.random.rand(1000, 1000)</text:p>
      <text:p text:style-name="Standard"/>
      <text:p text:style-name="Standard">3. Sequence Analysis with BioPython</text:p>
      <text:p text:style-name="Standard"/>
      <text:p text:style-name="Standard"><text:s text:c="4"/>Load and parse sequence data, perform alignments, or filter based on sequence properties.</text:p>
      <text:p text:style-name="Standard"/>
      <text:p text:style-name="Standard"><text:soft-page-break/>python</text:p>
      <text:p text:style-name="Standard"/>
      <text:p text:style-name="Standard">from Bio import SeqIO</text:p>
      <text:p text:style-name="Standard"/>
      <text:p text:style-name="Standard"># Parse sequence data</text:p>
      <text:p text:style-name="Standard">for record in SeqIO.parse("sample_sequences.fasta", "fasta"):</text:p>
      <text:p text:style-name="Standard"><text:s text:c="4"/>print(record.id, record.seq)</text:p>
      <text:p text:style-name="Standard"/>
      <text:p text:style-name="Standard">4. Variant Analysis with scikit-allel</text:p>
      <text:p text:style-name="Standard"/>
      <text:p text:style-name="Standard"><text:s text:c="4"/>Perform variant analysis on data stored in Zarr, useful for population genetics and cancer genomics research.</text:p>
      <text:p text:style-name="Standard"/>
      <text:p text:style-name="Standard">python</text:p>
      <text:p text:style-name="Standard"/>
      <text:p text:style-name="Standard">import allel</text:p>
      <text:p text:style-name="Standard"/>
      <text:p text:style-name="Standard"># Load variant data from a VCF file</text:p>
      <text:p text:style-name="Standard">genotypes = allel.read_vcf('sample_variants.vcf')</text:p>
      <text:p text:style-name="Standard">print(genotypes['variants/CHROM'])</text:p>
      <text:p text:style-name="Standard"/>
      <text:p text:style-name="Standard"/>
      <text:p text:style-name="Standard">Workflow 1: Chemical Informatics Workflow Using RDKit, DeepChem, and ChEMBL</text:p>
      <text:p text:style-name="Standard"/>
      <text:p text:style-name="Standard">This workflow utilizes RDKit for chemical structure manipulation, DeepChem for machine learning, and ChEMBL for data access in drug discovery research.</text:p>
      <text:p text:style-name="Standard">1. Setup and Environment Preparation</text:p>
      <text:p text:style-name="Standard"/>
      <text:p text:style-name="Standard">Install the necessary libraries for chemical informatics and machine learning.</text:p>
      <text:p text:style-name="Standard"/>
      <text:p text:style-name="Standard">bash</text:p>
      <text:p text:style-name="Standard"/>
      <text:p text:style-name="Standard">conda create -n chem_informatics python=3.8</text:p>
      <text:p text:style-name="Standard">conda activate chem_informatics</text:p>
      <text:p text:style-name="Standard">conda install -c conda-forge rdkit openbabel</text:p>
      <text:p text:style-name="Standard">pip install deepchem chembl-webresource-client</text:p>
      <text:p text:style-name="Standard"/>
      <text:p text:style-name="Standard">2. Chemical Structure Preparation with RDKit and ChEMBL</text:p>
      <text:p text:style-name="Standard"/>
      <text:p text:style-name="Standard"><text:s text:c="4"/>Use ChEMBL to query drug-like molecules, then load and process these molecules with RDKit.</text:p>
      <text:p text:style-name="Standard"/>
      <text:p text:style-name="Standard">python</text:p>
      <text:p text:style-name="Standard"/>
      <text:p text:style-name="Standard">from rdkit import Chem</text:p>
      <text:p text:style-name="Standard">from rdkit.Chem import Descriptors</text:p>
      <text:p text:style-name="Standard">from chembl_webresource_client.new_client import new_client</text:p>
      <text:p text:style-name="Standard"/>
      <text:p text:style-name="Standard"># Query ChEMBL for bioactive compounds targeting specific cancer proteins</text:p>
      <text:p text:style-name="Standard">target = new_client.target</text:p>
      <text:p text:style-name="Standard"><text:soft-page-break/>bioactivity = new_client.activity</text:p>
      <text:p text:style-name="Standard"/>
      <text:p text:style-name="Standard">target_query = target.search('BRAF') <text:s/># Example target for cancer research</text:p>
      <text:p text:style-name="Standard">target_id = target_query[0]['target_chembl_id']</text:p>
      <text:p text:style-name="Standard">bioactivities = bioactivity.filter(target_chembl_id=target_id, standard_type="IC50")</text:p>
      <text:p text:style-name="Standard"/>
      <text:p text:style-name="Standard"># Convert to RDKit Molecule objects</text:p>
      <text:p text:style-name="Standard">smiles_list = [entry['canonical_smiles'] for entry in bioactivities if entry['canonical_smiles']]</text:p>
      <text:p text:style-name="Standard">mols = [Chem.MolFromSmiles(smile) for smile in smiles_list if smile]</text:p>
      <text:p text:style-name="Standard"/>
      <text:p text:style-name="Standard">3. Descriptor Calculation Using RDKit</text:p>
      <text:p text:style-name="Standard"/>
      <text:p text:style-name="Standard"><text:s text:c="4"/>Calculate molecular descriptors, which can later be used as features for machine learning models.</text:p>
      <text:p text:style-name="Standard"/>
      <text:p text:style-name="Standard">python</text:p>
      <text:p text:style-name="Standard"/>
      <text:p text:style-name="Standard"># Calculate molecular weight for each molecule</text:p>
      <text:p text:style-name="Standard">descriptors = [Descriptors.MolWt(mol) for mol in mols if mol is not None]</text:p>
      <text:p text:style-name="Standard">print("Molecular Weights:", descriptors)</text:p>
      <text:p text:style-name="Standard"/>
      <text:p text:style-name="Standard">4. Predictive Modeling with DeepChem</text:p>
      <text:p text:style-name="Standard"/>
      <text:p text:style-name="Standard"><text:s text:c="4"/>Use DeepChem to build a QSAR (Quantitative Structure-Activity Relationship) model to predict bioactivity based on the molecular descriptors.</text:p>
      <text:p text:style-name="Standard"/>
      <text:p text:style-name="Standard">python</text:p>
      <text:p text:style-name="Standard"/>
      <text:p text:style-name="Standard">import deepchem as dc</text:p>
      <text:p text:style-name="Standard">import numpy as np</text:p>
      <text:p text:style-name="Standard"/>
      <text:p text:style-name="Standard"># Prepare data for modeling</text:p>
      <text:p text:style-name="Standard">dataset = dc.data.NumpyDataset(X=np.array(descriptors).reshape(-1, 1))</text:p>
      <text:p text:style-name="Standard"/>
      <text:p text:style-name="Standard"># Create a model for bioactivity prediction</text:p>
      <text:p text:style-name="Standard">model = dc.models.MultitaskRegressor(n_tasks=1, n_features=1, layer_sizes=[1000], dropouts=[0.25])</text:p>
      <text:p text:style-name="Standard">model.fit(dataset)</text:p>
      <text:p text:style-name="Standard"/>
      <text:p text:style-name="Standard"># Predict bioactivity for new molecules</text:p>
      <text:p text:style-name="Standard">predictions = model.predict(dataset)</text:p>
      <text:p text:style-name="Standard">print("Predictions:", predictions)</text:p>
      <text:p text:style-name="Standard"/>
      <text:p text:style-name="Standard">Workflow 2: Genomic Informatics Workflow Using Biopython, TCGA-Assembler 2, and scikit-allel</text:p>
      <text:p text:style-name="Standard"/>
      <text:p text:style-name="Standard">This workflow leverages Biopython for sequence handling, TCGA-Assembler 2 for accessing cancer genomic data, and scikit-allel for variant analysis in cancer genomics.</text:p>
      <text:p text:style-name="Standard">1. Setup and Environment Preparation</text:p>
      <text:p text:style-name="Standard"/>
      <text:p text:style-name="Standard"><text:s text:c="4"/>Install the necessary libraries for genomic data analysis.</text:p>
      <text:p text:style-name="Standard"/>
      <text:p text:style-name="Standard"><text:soft-page-break/>bash</text:p>
      <text:p text:style-name="Standard"/>
      <text:p text:style-name="Standard">conda create -n genomic_informatics python=3.8</text:p>
      <text:p text:style-name="Standard">conda activate genomic_informatics</text:p>
      <text:p text:style-name="Standard">pip install biopython scikit-allel</text:p>
      <text:p text:style-name="Standard"/>
      <text:p text:style-name="Standard"><text:s text:c="4"/>TCGA-Assembler 2 is available as a set of scripts, so it should be cloned or downloaded from GitHub.</text:p>
      <text:p text:style-name="Standard"/>
      <text:p text:style-name="Standard">bash</text:p>
      <text:p text:style-name="Standard"/>
      <text:p text:style-name="Standard">git clone https://github.com/compgenomics/TCGA-Assembler-2.git</text:p>
      <text:p text:style-name="Standard"/>
      <text:p text:style-name="Standard">2. Retrieve Cancer Genomic Data Using TCGA-Assembler 2</text:p>
      <text:p text:style-name="Standard"/>
      <text:p text:style-name="Standard"><text:s text:c="4"/>Use TCGA-Assembler 2 scripts to download data from The Cancer Genome Atlas (TCGA) for a specific cancer type, such as lung adenocarcinoma (LUAD).</text:p>
      <text:p text:style-name="Standard"/>
      <text:p text:style-name="Standard">bash</text:p>
      <text:p text:style-name="Standard"/>
      <text:p text:style-name="Standard"># Navigate to the TCGA-Assembler-2 directory and run the script for LUAD data</text:p>
      <text:p text:style-name="Standard">python TCGA-Assembler-2/Module1_DownloadData.py "LUAD"</text:p>
      <text:p text:style-name="Standard"/>
      <text:p text:style-name="Standard"><text:s text:c="4"/>The downloaded data will include mutation, expression, and clinical data across various cancer types.</text:p>
      <text:p text:style-name="Standard"/>
      <text:p text:style-name="Standard">3. Sequence Analysis with Biopython</text:p>
      <text:p text:style-name="Standard"/>
      <text:p text:style-name="Standard"><text:s text:c="4"/>Use Biopython to load and process DNA or RNA sequences related to cancer mutations for further analysis.</text:p>
      <text:p text:style-name="Standard"/>
      <text:p text:style-name="Standard">python</text:p>
      <text:p text:style-name="Standard"/>
      <text:p text:style-name="Standard">from Bio import SeqIO</text:p>
      <text:p text:style-name="Standard"/>
      <text:p text:style-name="Standard"># Parse a FASTA file containing sequences of interest</text:p>
      <text:p text:style-name="Standard">for record in SeqIO.parse("cancer_sequences.fasta", "fasta"):</text:p>
      <text:p text:style-name="Standard"><text:s text:c="4"/>print(f"ID: {record.id}")</text:p>
      <text:p text:style-name="Standard"><text:s text:c="4"/>print(f"Sequence: {record.seq}")</text:p>
      <text:p text:style-name="Standard"/>
      <text:p text:style-name="Standard">4. Variant Analysis Using scikit-allel</text:p>
      <text:p text:style-name="Standard"/>
      <text:p text:style-name="Standard"><text:s text:c="4"/>Perform variant analysis on genomic data, such as identifying and analyzing cancer-related somatic mutations or genetic variations.</text:p>
      <text:p text:style-name="Standard"/>
      <text:p text:style-name="Standard">python</text:p>
      <text:p text:style-name="Standard"/>
      <text:p text:style-name="Standard">import allel</text:p>
      <text:p text:style-name="Standard"/>
      <text:p text:style-name="Standard"><text:soft-page-break/># Load variant data from a VCF file</text:p>
      <text:p text:style-name="Standard">callset = allel.read_vcf("cancer_variants.vcf")</text:p>
      <text:p text:style-name="Standard"/>
      <text:p text:style-name="Standard"># Calculate allele frequencies</text:p>
      <text:p text:style-name="Standard">allele_counts = callset['calldata/GT']</text:p>
      <text:p text:style-name="Standard">freqs = allel.GenotypeArray(allele_counts).to_allele_counts().to_frequencies()</text:p>
      <text:p text:style-name="Standard">print("Allele Frequencies:", freqs)</text:p>
      <text:p text:style-name="Standard"/>
      <text:p text:style-name="Standard"># Example: Filter mutations with high variant frequency</text:p>
      <text:p text:style-name="Standard">high_freq_variants = [variant for variant, freq in zip(callset['variants/ID'], freqs) if freq[1] &gt; 0.5]</text:p>
      <text:p text:style-name="Standard">print("High-frequency variants:", high_freq_variant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03:03:34.318000000</meta:creation-date>
    <dc:date>2024-10-28T03:11:33.773000000</dc:date>
    <meta:editing-duration>PT8M</meta:editing-duration>
    <meta:editing-cycles>1</meta:editing-cycles>
    <meta:document-statistic meta:table-count="0" meta:image-count="0" meta:object-count="0" meta:page-count="8" meta:paragraph-count="209" meta:word-count="1280" meta:character-count="10194" meta:non-whitespace-character-count="8977"/>
    <meta:generator>LibreOffice/24.2.3.2$Windows_X86_64 LibreOffice_project/433d9c2ded56988e8a90e6b2e771ee4e6a5ab2ba</meta:generator>
  </office:meta>
</office:document-meta>
</file>